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c5d1" officeooo:paragraph-rsid="0004c5d1"/>
    </style:style>
    <style:style style:name="P2" style:family="paragraph" style:parent-style-name="Standard">
      <style:text-properties officeooo:rsid="0004c5d1" officeooo:paragraph-rsid="000ee8f5"/>
    </style:style>
    <style:style style:name="P3" style:family="paragraph" style:parent-style-name="Standard">
      <style:text-properties officeooo:rsid="00069304" officeooo:paragraph-rsid="00069304"/>
    </style:style>
    <style:style style:name="P4" style:family="paragraph" style:parent-style-name="Standard">
      <style:text-properties officeooo:rsid="00069304" officeooo:paragraph-rsid="00082cb8"/>
    </style:style>
    <style:style style:name="P5" style:family="paragraph" style:parent-style-name="Standard">
      <style:text-properties officeooo:rsid="0009af07" officeooo:paragraph-rsid="0009af07"/>
    </style:style>
    <style:style style:name="P6" style:family="paragraph" style:parent-style-name="Standard">
      <style:text-properties officeooo:rsid="0009af07" officeooo:paragraph-rsid="000ee8f5"/>
    </style:style>
    <style:style style:name="P7" style:family="paragraph" style:parent-style-name="Standard">
      <style:text-properties officeooo:rsid="000b424c" officeooo:paragraph-rsid="000b424c"/>
    </style:style>
    <style:style style:name="P8" style:family="paragraph" style:parent-style-name="Standard">
      <style:text-properties officeooo:rsid="000b424c" officeooo:paragraph-rsid="000ee8f5"/>
    </style:style>
    <style:style style:name="P9" style:family="paragraph" style:parent-style-name="Standard">
      <style:text-properties officeooo:rsid="000d3d29" officeooo:paragraph-rsid="000d3d29"/>
    </style:style>
    <style:style style:name="P10" style:family="paragraph" style:parent-style-name="Standard">
      <style:text-properties officeooo:rsid="000ee8f5" officeooo:paragraph-rsid="000ee8f5"/>
    </style:style>
    <style:style style:name="P11" style:family="paragraph" style:parent-style-name="Standard">
      <style:text-properties officeooo:rsid="0010c550" officeooo:paragraph-rsid="0010c550"/>
    </style:style>
    <style:style style:name="P12" style:family="paragraph" style:parent-style-name="Standard">
      <style:text-properties officeooo:rsid="00082cb8" officeooo:paragraph-rsid="00082cb8"/>
    </style:style>
    <style:style style:name="P13" style:family="paragraph" style:parent-style-name="Standard">
      <style:text-properties officeooo:rsid="00159985" officeooo:paragraph-rsid="00159985"/>
    </style:style>
    <style:style style:name="T1" style:family="text">
      <style:text-properties officeooo:rsid="00069304"/>
    </style:style>
    <style:style style:name="T2" style:family="text">
      <style:text-properties officeooo:rsid="00082cb8"/>
    </style:style>
    <style:style style:name="T3" style:family="text">
      <style:text-properties officeooo:rsid="0009af07"/>
    </style:style>
    <style:style style:name="T4" style:family="text">
      <style:text-properties officeooo:rsid="000d3d29"/>
    </style:style>
    <style:style style:name="T5" style:family="text">
      <style:text-properties officeooo:rsid="000ee8f5"/>
    </style:style>
    <style:style style:name="T6" style:family="text">
      <style:text-properties officeooo:rsid="0010c550"/>
    </style:style>
    <style:style style:name="T7" style:family="text">
      <style:text-properties officeooo:rsid="001180d4"/>
    </style:style>
    <style:style style:name="T8" style:family="text">
      <style:text-properties officeooo:rsid="00134d1e"/>
    </style:style>
    <style:style style:name="T9" style:family="text">
      <style:text-properties officeooo:rsid="00159985"/>
    </style:style>
    <style:style style:name="T10" style:family="text">
      <style:text-properties officeooo:rsid="001619e5"/>
    </style:style>
    <style:style style:name="T11" style:family="text">
      <style:text-properties officeooo:rsid="00172a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List</text:p>
      <text:p text:style-name="P1"/>
      <text:p text:style-name="P5">Overview:</text:p>
      <text:p text:style-name="P5">- <text:span text:style-name="T8">Add volume constraints – done</text:span></text:p>
      <text:p text:style-name="P5">- <text:span text:style-name="T11">Change to A_v in AMPL (done) and JavaProgram</text:span></text:p>
      <text:p text:style-name="P5">- <text:span text:style-name="T11">Add indicies section before Sets in Report done</text:span></text:p>
      <text:p text:style-name="P1">- <text:span text:style-name="T3">Make program</text:span></text:p>
      <text:p text:style-name="P1">- <text:span text:style-name="T7">Test extreme cases</text:span></text:p>
      <text:p text:style-name="P1">- <text:span text:style-name="T7">Make random solution generator, keep best.</text:span></text:p>
      <text:p text:style-name="P1">- <text:span text:style-name="T3">Make random instance generator, And see when</text:span></text:p>
      <text:p text:style-name="P1">- <text:span text:style-name="T7">Make a good starting feasible solution algorithm, possibly add one order to each vehicle. But it might be a problem to add so many vehicles.</text:span></text:p>
      <text:p text:style-name="P1">- <text:span text:style-name="T7">Operators</text:span></text:p>
      <text:p text:style-name="P1">- <text:span text:style-name="T3">Draw examples and explain model</text:span></text:p>
      <text:p text:style-name="P1">- <text:span text:style-name="T3">Try to add volume to problem if easy</text:span></text:p>
      <text:p text:style-name="P1"><text:s/>- <text:span text:style-name="T3">When finished add start and ending position to model for 4-flow</text:span></text:p>
      <text:p text:style-name="P1"/>
      <text:p text:style-name="P5">Program:</text:p>
      <text:p text:style-name="P2">- finish method to read data from data file <text:span text:style-name="T5">by reading - done</text:span></text:p>
      <text:p text:style-name="P6">1. Amount of vehicles - <text:span text:style-name="T6">done</text:span></text:p>
      <text:p text:style-name="P6">2. Amount of orders - <text:span text:style-name="T6">done</text:span></text:p>
      <text:p text:style-name="P6">3. Amount of factories - <text:span text:style-name="T6">done</text:span></text:p>
      <text:p text:style-name="P6">4. Amount of unique stopping positions (factories + suppliers) - <text:span text:style-name="T6">done</text:span></text:p>
      <text:p text:style-name="P8">5. Cost matrix dimensions - <text:span text:style-name="T6">done</text:span></text:p>
      <text:p text:style-name="P10">6. Factory spec - <text:span text:style-name="T6">done</text:span></text:p>
      <text:p text:style-name="P10">7. <text:span text:style-name="T6">Location sets – done</text:span></text:p>
      <text:p text:style-name="P11">8. Vehicle nodes</text:p>
      <text:p text:style-name="P11">9. Vehicle pickup nodes</text:p>
      <text:p text:style-name="P11">10…...</text:p>
      <text:p text:style-name="P1">- Finish objective function calculation: - <text:span text:style-name="T9">done</text:span></text:p>
      <text:p text:style-name="P3">1. method to find correct cost per km given solution</text:p>
      <text:p text:style-name="P3">2. same regarding cost per kg</text:p>
      <text:p text:style-name="P3">3. same regarding fixed costs</text:p>
      <text:p text:style-name="P3">4. same regarding stop costs</text:p>
      <text:p text:style-name="P3">5. same regarding not transported costs</text:p>
      <text:p text:style-name="P1"/>
      <text:p text:style-name="P1">- <text:span text:style-name="T1">Finish method to check feasibility regarding:</text:span></text:p>
      <text:p text:style-name="P4"><text:span text:style-name="T2">1</text:span>. vehicle limitation</text:p>
      <text:p text:style-name="P12">2. order of transport</text:p>
      <text:p text:style-name="P12">3. weight limits - <text:span text:style-name="T10">done</text:span></text:p>
      <text:p text:style-name="P13">4. volume limits - <text:span text:style-name="T10">done</text:span></text:p>
      <text:p text:style-name="P3"><text:span text:style-name="T2">4</text:span>. factory docks</text:p>
      <text:p text:style-name="P4"><text:span text:style-name="T2">5</text:span>. <text:span text:style-name="T2">time windows</text:span></text:p>
      <text:p text:style-name="P3"><text:s/></text:p>
      <text:p text:style-name="P5">Random instance generator:</text:p>
      <text:p text:style-name="P5">Create a program to generate random instances</text:p>
      <text:p text:style-name="P5">- Define the size of the instance</text:p>
      <text:p text:style-name="P5">1. Amount of vehicles</text:p>
      <text:p text:style-name="P5">2. Amount of orders</text:p>
      <text:p text:style-name="P5">3. Amount of factories</text:p>
      <text:p text:style-name="P5">4. Amount of unique stopping positions (factories + suppliers)</text:p>
      <text:p text:style-name="P7">5. Cost matrix dimensions</text:p>
      <text:p text:style-name="P7"><text:soft-page-break/>- Based on input, generate random data:</text:p>
      <text:p text:style-name="P7">1. Generate random factories</text:p>
      <text:p text:style-name="P7">2. Generate random stop locations</text:p>
      <text:p text:style-name="P7">3. Generate Vehicle node sets</text:p>
      <text:p text:style-name="P7">4. Generate Vehicle pickup-nodes</text:p>
      <text:p text:style-name="P7">5. Generate Vehicle Time Window sets</text:p>
      <text:p text:style-name="P7">6. <text:span text:style-name="T4">Generate origin/destination nodes</text:span></text:p>
      <text:p text:style-name="P9">7. </text:p>
      <text:p text:style-name="P5"/>
      <text:p text:style-name="P5">Example based on real instances</text:p>
      <text:p text:style-name="P5">- Make a map of germany and draw a small example based on the real data</text:p>
      <text:p text:style-name="P5">- Explain costrants with map/drawings:</text:p>
      <text:p text:style-name="P5">1. Explain travel constraints</text:p>
      <text:p text:style-name="P5">2. Explain weight constraints</text:p>
      <text:p text:style-name="P5">3. Explain factory stop constraints</text:p>
      <text:p text:style-name="P5">4. Explain </text:p>
      <text:p text:style-name="P5">2. Explain constraints</text:p>
      <text:p text:style-name="P5">2. Present optimal solution of example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0:57:41.494590974</meta:creation-date>
    <dc:date>2019-03-18T17:30:38.968049358</dc:date>
    <meta:editing-duration>PT5H50M2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65" meta:word-count="366" meta:character-count="2085" meta:non-whitespace-character-count="1777"/>
  </office:meta>
</office:document-meta>
</file>